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d5cb" officeooo:paragraph-rsid="001cd5c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d5cb" officeooo:paragraph-rsid="001cd5cb" style:font-weight-asian="bold" style:font-weight-complex="bold"/>
    </style:style>
    <style:style style:name="P3" style:family="paragraph" style:parent-style-name="Standard">
      <style:paragraph-properties fo:line-height="200%" fo:text-align="center" style:justify-single-word="false"/>
      <style:text-properties fo:font-weight="normal" officeooo:rsid="001cd5cb" officeooo:paragraph-rsid="001cd5cb" style:font-weight-asian="normal" style:font-weight-complex="normal"/>
    </style:style>
    <style:style style:name="P4" style:family="paragraph" style:parent-style-name="Standard">
      <style:paragraph-properties fo:line-height="200%" fo:text-align="start" style:justify-single-word="false" fo:break-before="page"/>
      <style:text-properties fo:font-weight="normal" officeooo:rsid="001cd5cb" officeooo:paragraph-rsid="001cd5cb" style:font-weight-asian="normal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style="normal" fo:font-weight="normal" officeooo:rsid="001d3141" officeooo:paragraph-rsid="001cd5cb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line-height="200%" fo:text-align="start" style:justify-single-word="false" fo:break-before="page"/>
      <style:text-properties fo:font-style="normal" fo:font-weight="normal" officeooo:rsid="001cd5cb" officeooo:paragraph-rsid="001cd5cb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font-style="normal" fo:font-weight="normal" officeooo:rsid="001cd5cb" officeooo:paragraph-rsid="001cd5cb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d3141" style:font-style-asian="normal" style:font-style-complex="normal"/>
    </style:style>
    <style:style style:name="T4" style:family="text">
      <style:text-properties officeooo:rsid="001ea7be"/>
    </style:style>
    <style:style style:name="T5" style:family="text">
      <style:text-properties officeooo:rsid="00208dd0"/>
    </style:style>
    <style:style style:name="T6" style:family="text">
      <style:text-properties fo:font-style="italic" officeooo:rsid="00208dd0" style:font-style-asian="italic" style:font-style-complex="italic"/>
    </style:style>
    <style:style style:name="T7" style:family="text">
      <style:text-properties officeooo:rsid="00214ebd"/>
    </style:style>
    <style:style style:name="T8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icking Bones with Ros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Jason T. Press</text:p>
      <text:p text:style-name="P3">MUS 355: Music History II</text:p>
      <text:p text:style-name="P3">6 February 2025</text:p>
      <text:p text:style-name="P3"/>
      <text:p text:style-name="P4"><text:tab/>Throughout <text:span text:style-name="T1">The Classical Style</text:span><text:span text:style-name="T2"> by Charles Rosen, </text:span><text:span text:style-name="T3">Rosen makes a number of claims about the classical era.</text:span></text:p>
      <text:p text:style-name="P5"><text:tab/>One such claim Rosen makes regards the feelings of keys. Rosen notes that Beethoven claimed <text:s/>he could distinguish between music in C sharp and D flat, even when played on an equal tempered piano. Thus, Beethoven claimed that two enharmonically equivalent keys have different characteristics. <text:span text:style-name="T4">Rosen, however, claims that these differences are one of philosophy and not structure, expressed through technical means such as vibrato. </text:span></text:p>
      <text:p text:style-name="P5"><text:tab/><text:span text:style-name="T5">However, there is a definite difference in keys. In Beethoven’s </text:span><text:span text:style-name="T6">Moonlight Sonata, Op. 27 No. 2</text:span><text:span text:style-name="T5">, Beethoven writes the first movement in the key of C# minor. The first movement has qualities of being dark and depressing, and as such is used as musical shorthand for “something bad has happened and I feel sad” in modern contexts, such as in Episode 4 of </text:span><text:span text:style-name="T7">Paramount+’s </text:span><text:span text:style-name="T6">1883</text:span><text:span text:style-name="T5">. To achieve the dark feeling, Beethoven uses the low register of the piano to play long bass notes, with the right hand tasked with providing a slow drive in the form of arpeggiated chords, still in the lower register of the piano. To achieve the depressing feeling, the tempo is marked “Si deve S</text:span><text:span text:style-name="T7">ou</text:span><text:span text:style-name="T5">nare tutto questo pezzo delicatissimamente e Senza Sordino,” or “This whole piece must be played very delicately and without a mute.” </text:span><text:span text:style-name="T7">Additionally, the piece is written in cut time, asking the performer to feel the beat in two rather than in four. There is no doubt that C sharp minor was a conscious choice to aid in the expression of emotion.</text:span></text:p>
      <text:p text:style-name="P5"><text:tab/><text:span text:style-name="T7">However, Beethoven changes to D flat major in the second movement of the sonata. This movement takes the form of a dance in 3/4. Enharmonically equivalent to C sharp, he chooses to write the dance in D flat to distinguish it from the other two movements. Beethoven could have chosen to write the dance in C sharp major, but did not.</text:span></text:p>
      <text:p text:style-name="P6">Rosen, Charles. <text:span text:style-name="T8">The classical style: Haydn, Mozart, Beethoven</text:span>. London: Faber and Faber, 2005. 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4T14:07:31.065241942</meta:creation-date>
    <dc:date>2025-02-04T15:06:56.129293291</dc:date>
    <meta:editing-duration>PT1M14S</meta:editing-duration>
    <meta:editing-cycles>1</meta:editing-cycles>
    <meta:document-statistic meta:table-count="0" meta:image-count="0" meta:object-count="0" meta:page-count="3" meta:paragraph-count="9" meta:word-count="350" meta:character-count="2055" meta:non-whitespace-character-count="1707"/>
    <meta:generator>LibreOffice/25.2.0.3$Linux_X86_64 LibreOffice_project/e1cf4a87eb02d755bce1a01209907ea5ddc8f069</meta:generator>
  </office:meta>
</office:document-meta>
</file>